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077" officeooo:paragraph-rsid="000ea077"/>
    </style:style>
    <style:style style:name="P2" style:family="paragraph" style:parent-style-name="Standard">
      <style:text-properties officeooo:rsid="00101938" officeooo:paragraph-rsid="00101938"/>
    </style:style>
    <style:style style:name="T1" style:family="text">
      <style:text-properties style:text-position="super 58%"/>
    </style:style>
    <style:style style:name="T2" style:family="text">
      <style:text-properties officeooo:rsid="0011e00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ly, I was very excited to start Bloc and change careers into Web Development. I still have that passion months into the program, and I am committed to finishing on time. When I first started the program, I was mired by setback in my person life. My start date was 09/17/18, and I was ready to start. I have a background in tech sales and have been a heavy computer user my entire life, so I felt comfortable with the direction I was going in and eager to begin. On September 20<text:span text:style-name="T1">th</text:span>, a custody battle was started between my ex and I over our son. I spent the next three months going to court dates and meeting with lawyers, terrified every day that I would lose my son and he would be sent out of state. This was especially stressful for me, as I have been his primary caregiver for over half his life (Lexx is 3), and was very concerned for his overall health and well-being. Lexx’s mother is a colorful character to say the least, so between October and December, I focused all of my efforts towards keeping my son safe and thriving. The situation started to change at the end of December, <text:s/>and as I was able to pull away from the family court system, I was able to refocus my efforts towards my education.</text:p>
      <text:p text:style-name="P1"/>
      <text:p text:style-name="P2">Since January 1<text:span text:style-name="T1">st</text:span>, I have poured all of my free time (when not working or caring for my son) into completing the bloc program. I have switched over to Linux, as it will give me a leg up on working with many back-end servers and a preferable development environment to Windows (I’ll never use a Mac). Although learning a new operating system did take some time away from completing checkpoints, I now have more comfort and confidence with computer systems and programming than I ever have before.</text:p>
      <text:p text:style-name="P2"/>
      <text:p text:style-name="P2">As far as the modules, learning JavaScript was probably the most difficult part. I have equated it to learning a second language, since the rules and syntax are so specific when learning to write code, but I took on some additional projects and eventually started having fun with it. I like that the first module encouraged us to use the terminal so much, and this probably prompted me to make the aforementioned switch to Linux (that, and ubuntu just had a major update), which has made me look at Operating Systems in a whole new light. HTML was super easy, and while CSS is easy to learn, it has taken a back-seat to me learning JavaScript and React.</text:p>
      <text:p text:style-name="P2"/>
      <text:p text:style-name="P2">Overall, I enjoyed the second module and learning React. I like the apps that we built, and challenged myself to write several more apps through online tutorials on youtube and Udemy. This has helped to flesh out my portfolio and gave me more of a sense of confidence in my existing development skills, and an eagerness to learn new features and processes.</text:p>
      <text:p text:style-name="P2"/>
      <text:p text:style-name="P2">I’m really excited to complete this next module, as computer <text:span text:style-name="T2">science is something I’m familiar with and am eager to learn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4:19:01.406267134</meta:creation-date>
    <dc:date>2019-03-25T14:43:05.509684206</dc:date>
    <meta:editing-duration>PT1M53S</meta:editing-duration>
    <meta:editing-cycles>1</meta:editing-cycles>
    <meta:document-statistic meta:table-count="0" meta:image-count="0" meta:object-count="0" meta:page-count="1" meta:paragraph-count="5" meta:word-count="517" meta:character-count="2843" meta:non-whitespace-character-count="2330"/>
    <meta:generator>LibreOffice/6.0.7.3$Linux_X86_64 LibreOffice_project/00m0$Build-3</meta:generator>
  </office:meta>
</office:document-meta>
</file>